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4pt" style:font-size-asian="14pt" style:font-size-complex="14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cm" svg:height="1.4cm" svg:x="8.373cm" svg:y="1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 draw:text-style-name="P1" draw:layer="layout" svg:x1="10.6cm" svg:y1="2.4cm" svg:x2="10.6cm" svg:y2="3.3cm">
          <text:p/>
        </draw:line>
        <draw:custom-shape draw:style-name="gr1" draw:text-style-name="P1" draw:layer="layout" svg:width="4.5cm" svg:height="1.4cm" svg:x="7.9cm" svg:y="11.7cm">
          <text:p text:style-name="P1">En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2" draw:layer="layout" svg:width="18.5cm" svg:height="4.8cm" svg:x="1.4cm" svg:y="16.2cm">
          <text:p text:style-name="P1"><text:span text:style-name="T1">Только для сложных проектов делаю подробные блок-схемы. Парят они меня.</text:span></text:p>
          <draw:enhanced-geometry svg:viewBox="0 0 21600 21600" draw:text-areas="3000 3320 17110 17330" draw:type="cloud-callout" draw:modifiers="10586.9304361926 -12052.98896063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19.19cm" svg:height="2.2cm" svg:x="1.3cm" svg:y="3.5cm">
          <text:p text:style-name="P1"><text:span text:style-name="T2">i = Enter number of needed alphabet letter</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4" draw:text-style-name="P4" draw:layer="layout" svg:width="9.9cm" svg:height="3.8cm" svg:x="5.7cm" svg:y="7cm">
          <text:p text:style-name="P1"><text:span text:style-name="T3">Print needed let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2" draw:text-style-name="P1" draw:layer="layout" svg:x1="10.2cm" svg:y1="10.8cm" svg:x2="10.2cm" svg:y2="11.6cm">
          <text:p/>
        </draw:line>
        <draw:line draw:style-name="gr2" draw:text-style-name="P1" draw:layer="layout" svg:x1="10.4cm" svg:y1="5.7cm" svg:x2="10.4cm" svg:y2="6.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inat Sabitov</meta:initial-creator>
    <meta:creation-date>2021-07-18T00:22:09</meta:creation-date>
    <dc:date>2021-07-19T01:46:15</dc:date>
    <dc:creator>Rinat Sabitov</dc:creator>
    <meta:editing-duration>PT21H16M31S</meta:editing-duration>
    <meta:editing-cycles>12</meta:editing-cycles>
    <meta:generator>OpenOffice/4.1.10$Unix OpenOffice.org_project/4110m2$Build-9807</meta:generator>
    <meta:document-statistic meta:object-count="8"/>
  </office:meta>
</office:document-meta>
</file>